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8E903F6D0C89378A0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vertical-align="middl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0.59cm" fo:min-width="0.34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943cm" svg:y1="8.665cm" svg:x2="5.519cm" svg:y2="8.646cm">
          <text:p/>
        </draw:line>
        <draw:line draw:style-name="gr1" draw:text-style-name="P1" draw:layer="layout" svg:x1="5.519cm" svg:y1="8.646cm" svg:x2="6.284cm" svg:y2="5.906cm">
          <text:p/>
        </draw:line>
        <draw:line draw:style-name="gr1" draw:text-style-name="P1" draw:layer="layout" svg:x1="6.284cm" svg:y1="5.906cm" svg:x2="7.106cm" svg:y2="5.896cm">
          <text:p/>
        </draw:line>
        <draw:line draw:style-name="gr1" draw:text-style-name="P1" draw:layer="layout" svg:x1="7.106cm" svg:y1="5.896cm" svg:x2="6.87cm" svg:y2="6.832cm">
          <text:p/>
        </draw:line>
        <draw:line draw:style-name="gr1" draw:text-style-name="P1" draw:layer="layout" svg:x1="6.87cm" svg:y1="6.832cm" svg:x2="8.514cm" svg:y2="7.267cm">
          <text:p/>
        </draw:line>
        <draw:line draw:style-name="gr1" draw:text-style-name="P1" draw:layer="layout" svg:x1="8.514cm" svg:y1="7.267cm" svg:x2="8.892cm" svg:y2="5.915cm">
          <text:p/>
        </draw:line>
        <draw:line draw:style-name="gr1" draw:text-style-name="P1" draw:layer="layout" svg:x1="8.892cm" svg:y1="5.915cm" svg:x2="16.905cm" svg:y2="5.915cm">
          <text:p/>
        </draw:line>
        <draw:line draw:style-name="gr1" draw:text-style-name="P1" draw:layer="layout" svg:x1="16.905cm" svg:y1="5.915cm" svg:x2="16.943cm" svg:y2="8.665cm">
          <text:p/>
        </draw:line>
        <draw:custom-shape draw:style-name="gr2" draw:text-style-name="P1" draw:layer="layout" svg:width="1.186cm" svg:height="1.186cm" svg:x="15.256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21.166cm" svg:height="10.529cm" svg:x="3.495cm" svg:y="5.593cm">
        <draw:image xlink:href="Pictures/10000000000003200000018E903F6D0C89378A05.jpg" xlink:type="simple" xlink:show="embed" xlink:actuate="onLoad" draw:mime-type="image/jpeg">
          <text:p/>
        </draw:image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09T20:21:52.639677121</meta:creation-date>
    <dc:date>2026-03-09T20:25:20.563337968</dc:date>
    <meta:editing-duration>PT3M28S</meta:editing-duration>
    <meta:editing-cycles>1</meta:editing-cycles>
    <meta:document-statistic meta:object-count="10"/>
    <meta:generator>LibreOffice/7.3.7.2$Linux_X86_64 LibreOffice_project/30$Build-2</meta:generator>
  </office:meta>
</office:document-meta>
</file>